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 fo:line-height="150%"/>
    </style:style>
    <style:style style:name="P6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id="id0" draw:style-name="a0" draw:name="Picture 1" text:anchor-type="as-char" svg:x="0in" svg:y="0in" svg:width="5.76597in" svg:height="3.24028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3"><draw:frame draw:z-index="251658240" draw:id="id1" draw:style-name="a1" draw:name="Picture 2" text:anchor-type="as-char" svg:x="0in" svg:y="0in" svg:width="5.76597in" svg:height="3.24028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4"/>
      <text:p text:style-name="P5"/>
      <text:p text:style-name="P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text-properties fo:language="en" fo:country="US"/>
    </style:style>
  </office:automatic-styles>
  <office:master-styles>
    <style:master-page style:name="MP0" style:page-layout-name="PL0">
      <style:header>
        <text:p text:style-name="P2">IOT based smart hom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ribhuvan Reddy</dc:creator>
    <meta:creation-date>2022-10-06T10:56:00Z</meta:creation-date>
    <dc:date>2022-10-06T10:57:00Z</dc:date>
    <meta:template xlink:href="Normal.dotm" xlink:type="simple"/>
    <meta:editing-cycles>2</meta:editing-cycles>
    <meta:editing-duration>PT60S</meta:editing-duration>
    <meta:document-statistic meta:page-count="1" meta:paragraph-count="1" meta:word-count="8" meta:character-count="56" meta:row-count="1" meta:non-whitespace-character-count="49"/>
  </office:meta>
</office:document-meta>
</file>